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size-complex="14pt">
        <loext:char-complex-color loext:theme-type="dark1" loext:color-type="theme"/>
      </style:text-properties>
    </style:style>
    <style:style style:name="P2" style:family="paragraph" style:parent-style-name="Standard">
      <style:paragraph-properties fo:line-height="150%" fo:text-align="center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30e528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27584e"/>
    </style:style>
    <style:style style:name="P6" style:family="paragraph" style:parent-style-name="Standard">
      <style:paragraph-properties fo:line-height="150%" fo:text-align="center" style:justify-single-word="false" fo:orphans="0" fo:widows="0"/>
      <style:text-properties officeooo:rsid="001f97f7" officeooo:paragraph-rsid="001f97f7"/>
    </style:style>
    <style:style style:name="P7" style:family="paragraph" style:parent-style-name="Standard">
      <style:paragraph-properties fo:line-height="150%" fo:text-align="center" style:justify-single-word="false"/>
      <style:text-properties officeooo:rsid="0027584e" officeooo:paragraph-rsid="0027584e"/>
    </style:style>
    <style:style style:name="T1" style:family="text">
      <style:text-properties fo:color="#000000" loext:opacity="100%" fo:font-weight="bold" style:font-weight-asian="bold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e9552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1f97f7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22d380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officeooo:rsid="0027584e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2b1e6b" style:font-size-complex="14pt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2efbcf" style:font-size-complex="14pt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2ffc55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officeooo:rsid="0036c37c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fo:background-color="#ffffff" loext:char-shading-value="0">
        <loext:char-complex-color loext:theme-type="dark1" loext:color-type="theme"/>
      </style:text-properties>
    </style:style>
    <style:style style:name="T12" style:family="text">
      <style:text-properties fo:color="#000000" loext:opacity="100%" fo:font-size="16pt" style:font-size-asian="16pt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style:text-underline-style="solid" style:text-underline-width="auto" style:text-underline-color="font-color" officeooo:rsid="001f97f7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1pt" style:font-size-asian="11pt" style:font-size-complex="11pt">
        <loext:char-complex-color loext:theme-type="dark1" loext:color-type="theme"/>
      </style:text-properties>
    </style:style>
    <style:style style:name="T15" style:family="text">
      <style:text-properties fo:color="#000000" loext:opacity="100%" fo:font-size="13.5pt" style:font-size-asian="13.5pt" style:font-size-complex="13.5pt"/>
    </style:style>
    <style:style style:name="T16" style:family="text">
      <style:text-properties fo:color="#000000" loext:opacity="100%" style:font-size-complex="14pt"/>
    </style:style>
    <style:style style:name="T17" style:family="text">
      <style:text-properties fo:color="#000000" loext:opacity="100%" officeooo:rsid="001f97f7" style:font-size-complex="14pt"/>
    </style:style>
    <style:style style:name="T18" style:family="text">
      <style:text-properties fo:color="#000000" loext:opacity="100%" officeooo:rsid="0020ec32" style:font-size-complex="14pt"/>
    </style:style>
    <style:style style:name="T19" style:family="text">
      <style:text-properties fo:color="#000000" loext:opacity="100%" style:font-size-complex="13.5pt"/>
    </style:style>
    <style:style style:name="T20" style:family="text">
      <style:text-properties fo:color="#000000" loext:opacity="100%" officeooo:rsid="001f97f7" style:font-size-complex="13.5pt"/>
    </style:style>
    <style:style style:name="T21" style:family="text">
      <style:text-properties fo:color="#000000" loext:opacity="100%" officeooo:rsid="002ffc55" style:font-size-complex="13.5pt"/>
    </style:style>
    <style:style style:name="T22" style:family="text">
      <style:text-properties fo:color="#000000" loext:opacity="100%" officeooo:rsid="0030e528" style:font-size-complex="13.5pt"/>
    </style:style>
    <style:style style:name="T23" style:family="text">
      <style:text-properties fo:color="#000000" loext:opacity="100%" style:text-underline-style="solid" style:text-underline-width="auto" style:text-underline-color="font-color" officeooo:rsid="001f97f7" style:font-size-complex="13.5pt"/>
    </style:style>
    <style:style style:name="T24" style:family="text">
      <style:text-properties style:language-asian="ru" style:country-asian="RU" style:font-size-complex="14pt" style:font-weight-complex="bold"/>
    </style:style>
    <style:style style:name="T25" style:family="text">
      <style:text-properties officeooo:rsid="0022d380" style:language-asian="ru" style:country-asian="RU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ХАРАКТЕРИСТИКА</text:span><text:span text:style-name="T1"/></text:p>
      <text:p text:style-name="P2" loext:marker-style-name="T2"><text:span text:style-name="T2">о прохождении производственной практики студента </text:span><text:span text:style-name="T3">3</text:span><text:span text:style-name="T2">-го курса ЛГТУ</text:span></text:p>
      <text:p text:style-name="P2" loext:marker-style-name="T2"><text:span text:style-name="T2">направления</text:span><text:span text:style-name="T2"/></text:p>
      <text:p text:style-name="P2" loext:marker-style-name="T2"><text:span text:style-name="T2"><text:s/>«</text:span><text:span text:style-name="T5">Информатика и вычислительная техника</text:span><text:span text:style-name="T2">»</text:span></text:p>
      <text:p text:style-name="P6" loext:marker-style-name="T2"><text:span text:style-name="T2">Станиславчука Сергея Михайловича</text:span></text:p>
      <text:p text:style-name="P3" loext:marker-style-name="T2"><text:span text:style-name="T2">В период с </text:span><text:span text:style-name="T4">01</text:span><text:span text:style-name="T2">.0</text:span><text:span text:style-name="T4">7</text:span><text:span text:style-name="T2">.202</text:span><text:span text:style-name="T4">4</text:span><text:span text:style-name="T2"> г. по </text:span><text:span text:style-name="T4">20</text:span><text:span text:style-name="T2">.</text:span><text:span text:style-name="T4">07</text:span><text:span text:style-name="T2">.202</text:span><text:span text:style-name="T4">4</text:span><text:span text:style-name="T2"> г. </text:span><text:span text:style-name="T4">Станиславчук</text:span><text:span text:style-name="T2"> </text:span><text:span text:style-name="T4">С</text:span><text:span text:style-name="T2">.</text:span><text:span text:style-name="T4">М</text:span><text:span text:style-name="T2">. проходил </text:span><text:span text:style-name="T4">эксплуатационную</text:span><text:span text:style-name="T2"> практику в </text:span><text:span text:style-name="T11">ООО </text:span><text:span text:style-name="T2">«</text:span><text:span text:style-name="T11">НЛМК-Информационные технологии</text:span><text:span text:style-name="T2">»</text:span><text:span text:style-name="T11"> </text:span><text:span text:style-name="T15">в </text:span><text:span text:style-name="T16">отделе </text:span><text:span text:style-name="T17">бэкенд-разработки</text:span><text:span text:style-name="T16">, стажируясь в </text:span><text:span text:style-name="T18">качестве практиканта</text:span><text:span text:style-name="T2">.</text:span></text:p>
      <text:p text:style-name="P3" loext:marker-style-name="T2"><text:span text:style-name="T25">Во </text:span><text:span text:style-name="T24">время прохождения практики </text:span><text:span text:style-name="T25">Станиславчук</text:span><text:span text:style-name="T24"> </text:span><text:span text:style-name="T25">С</text:span><text:span text:style-name="T24">.</text:span><text:span text:style-name="T25">М</text:span><text:span text:style-name="T24">. ознакомился с языком Java посредством написания программы, работал с ПО Docker-Compose и <text:s/>фреймворком </text:span><text:span text:style-name="T25">S</text:span><text:span text:style-name="T24">pring.</text:span></text:p>
      <text:p text:style-name="P3" loext:marker-style-name="T12"><text:span text:style-name="T2">Проявил себя ответственным добросовестным студентом, умеющим применять на практике полученные за время обучения знания и навыки по анализированию, обработке информации с помощью соответствующих пакетов прикладных программ. </text:span><text:span text:style-name="T19">Все задания выполнял самостоятельно и в установленный срок. Нарушений правил внутреннего распорядка и дисциплины не допускал.</text:span></text:p>
      <text:p text:style-name="P3" loext:marker-style-name="T2"><text:span text:style-name="T2">По итогам </text:span><text:span text:style-name="T7">эксплутационной</text:span><text:span text:style-name="T2"> практики заслуживает положительной оценки.</text:span><text:bookmark text:name="_GoBack"/></text:p>
      <text:p text:style-name="P4" loext:marker-style-name="T11"><text:span text:style-name="T2"><text:tab/>Руководитель практики от </text:span><text:span text:style-name="T19">ООО «НЛМК-Информационные технологии»</text:span><text:span text:style-name="T11">: </text:span><text:span text:style-name="T21">Старший </text:span><text:span text:style-name="T22">разработчик отдела бэкенд-разработки</text:span></text:p>
      <text:p text:style-name="P5" loext:marker-style-name="T11"><text:span text:style-name="T8">Буев</text:span><text:span text:style-name="T2"> </text:span><text:span text:style-name="T8">А</text:span><text:span text:style-name="T2">.</text:span><text:span text:style-name="T9">С</text:span><text:span text:style-name="T2">. </text:span></text:p>
      <text:p text:style-name="P5" loext:marker-style-name="T11"><text:span text:style-name="T2"/></text:p>
      <text:p text:style-name="P5" loext:marker-style-name="T11"><text:span text:style-name="T20"><text:s/></text:span><text:span text:style-name="T23"><text:s text:c="5"/></text:span><text:span text:style-name="T13"><text:s text:c="19"/></text:span><text:span text:style-name="T6">__</text:span></text:p>
      <text:p text:style-name="P7" loext:marker-style-name="T11"><text:span text:style-name="T2"><text:s text:c="106"/></text:span><text:span text:style-name="T14">подпись, дата</text:span></text:p>
      <text:p text:style-name="P1"><text:s text:c="58"/><text:tab/><text:tab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7874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urney</meta:initial-creator>
    <meta:editing-cycles>35</meta:editing-cycles>
    <meta:creation-date>2022-12-14T15:53:00</meta:creation-date>
    <dc:date>2024-07-16T16:26:27.728678155</dc:date>
    <meta:editing-duration>PT1H41M17S</meta:editing-duration>
    <meta:generator>LibreOffice/7.6.7.2$Linux_X86_64 LibreOffice_project/60$Build-2</meta:generator>
    <meta:print-date>2024-07-16T15:05:58.807523640</meta:print-date>
    <meta:document-statistic meta:table-count="0" meta:image-count="0" meta:object-count="0" meta:page-count="1" meta:paragraph-count="14" meta:word-count="125" meta:character-count="1255" meta:non-whitespace-character-count="946"/>
    <meta:user-defined meta:name="AppVersion">16.0000</meta:user-defined>
    <meta:user-defined meta:name="Company">Home</meta:user-defined>
    <meta:template xlink:type="simple" xlink:actuate="onRequest" xlink:title="Normal.dotm" xlink:href=""/>
  </office:meta>
</office:document-meta>
</file>